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A1" style:family="table-cell">
      <style:table-cell-properties fo:border="none"/>
    </style:style>
  </office:automatic-styles>
  <office:body>
    <office:text>
      <text:h text:style-name="Heading_20_1" text:outline-level="1">Slovenčina / Slovak</text:h>
      <text:h text:style-name="Heading_20_2" text:outline-level="2">Algebra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English</text:span></text:p>
          </table:table-cell>
          <table:table-cell table:style-name="Table1.A1" office:value-type="string">
            <text:p text:style-name="Table_20_Contents"><text:span text:style-name="T1">Slovenčina</text:span></text:p>
          </table:table-cell>
        </table:table-row>
        <table:table-row>
          <table:table-cell table:style-name="Table1.A1" office:value-type="string">
            <text:p text:style-name="Table_20_Contents">﻿Algebra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Algebraic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Field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Ring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Sub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Transcendental</text:p>
          </table:table-cell>
          <table:table-cell table:style-name="Table1.A1" office:value-type="string">
            <text:p text:style-name="Table_20_Contents">Untranslated</text:p>
          </table:table-cell>
        </table:table-row>
      </table:table>
      <text:h text:style-name="Heading_20_2" text:outline-level="2">Calculus / Analysi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1">English</text:span></text:p>
          </table:table-cell>
          <table:table-cell table:style-name="Table2.A1" office:value-type="string">
            <text:p text:style-name="Table_20_Contents"><text:span text:style-name="T1">Slovenčina</text:span></text:p>
          </table:table-cell>
        </table:table-row>
        <table:table-row>
          <table:table-cell table:style-name="Table2.A1" office:value-type="string">
            <text:p text:style-name="Table_20_Contents">Analysi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alcul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hain Ru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mpac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tinuo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ur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erivativ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scontinuity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Gradi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Normal (vector)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Plan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qu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rie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urfa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Tan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Uniform (convergence)</text:p>
          </table:table-cell>
          <table:table-cell table:style-name="Table2.A1" office:value-type="string">
            <text:p text:style-name="Table_20_Contents">Untranslated</text:p>
          </table:table-cell>
        </table:table-row>
      </table:table>
      <text:h text:style-name="Heading_20_2" text:outline-level="2">General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1">English</text:span></text:p>
          </table:table-cell>
          <table:table-cell table:style-name="Table3.A1" office:value-type="string">
            <text:p text:style-name="Table_20_Contents"><text:span text:style-name="T1">Slovenčina</text:span></text:p>
          </table:table-cell>
        </table:table-row>
        <table:table-row>
          <table:table-cell table:style-name="Table3.A1" office:value-type="string">
            <text:p text:style-name="Table_20_Contents">Absolute 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d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mplitu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pproxi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bitr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e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ithmet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oci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ump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ver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xi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nomial (coefficien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oun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losed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e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lum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mut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m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x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stant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tradi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roll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ur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ampe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im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fin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gree (polynomial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omin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s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mens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cre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tribu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vi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omai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ce Re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rr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ven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tra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ormul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a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equenc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un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lob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functio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network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arm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omoge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dent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inary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u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equal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ner 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section (sets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v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tib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tera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mm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ngth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mi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arith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atrix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sur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di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ul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not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lti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tually Exclu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atur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cess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g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th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dd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e-to-o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to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n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r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scil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tion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erio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la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intwi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ynom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w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im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jecti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of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er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Quot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d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tion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ipr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ur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flex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main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w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ca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gn (+/-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multa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ol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h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tit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tra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r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ym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heore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for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Un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loc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olume (3D area)</text:p>
          </table:table-cell>
          <table:table-cell table:style-name="Table3.A1" office:value-type="string">
            <text:p text:style-name="Table_20_Contents">Untranslated</text:p>
          </table:table-cell>
        </table:table-row>
      </table:table>
      <text:h text:style-name="Heading_20_2" text:outline-level="2">Geometry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1">English</text:span></text:p>
          </table:table-cell>
          <table:table-cell table:style-name="Table4.A1" office:value-type="string">
            <text:p text:style-name="Table_20_Contents"><text:span text:style-name="T1">Slovenčina</text:span></text:p>
          </table:table-cell>
        </table:table-row>
        <table:table-row>
          <table:table-cell table:style-name="Table4.A1" office:value-type="string">
            <text:p text:style-name="Table_20_Contents">Acut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djac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e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xi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ircumferen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o-ordin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egree (angle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ia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llip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qu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Geometry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er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otenu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ion (curves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soscele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Length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asur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tri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btus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rthogon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ogram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i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pendicu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lan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Quadr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adiu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ct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c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x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ight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eca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imi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urfa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ang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form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igonometry</text:p>
          </table:table-cell>
          <table:table-cell table:style-name="Table4.A1" office:value-type="string">
            <text:p text:style-name="Table_20_Contents">Untranslated</text:p>
          </table:table-cell>
        </table:table-row>
      </table:table>
      <text:h text:style-name="Heading_20_2" text:outline-level="2">Prob / Stats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1">English</text:span></text:p>
          </table:table-cell>
          <table:table-cell table:style-name="Table5.A1" office:value-type="string">
            <text:p text:style-name="Table_20_Contents"><text:span text:style-name="T1">Slovenčina</text:span></text:p>
          </table:table-cell>
        </table:table-row>
        <table:table-row>
          <table:table-cell table:style-name="Table5.A1" office:value-type="string">
            <text:p text:style-name="Table_20_Contents">Binomi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nditional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rrel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varianc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Distribu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Expec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Mea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Norm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ermu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robability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 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amp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tatistics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Uniform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nce</text:p>
          </table:table-cell>
          <table:table-cell table:style-name="Table5.A1" office:value-type="string">
            <text:p text:style-name="Table_20_Contents">Untranslated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